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fa0" officeooo:paragraph-rsid="0009dfa0"/>
    </style:style>
    <style:style style:name="P2" style:family="paragraph" style:parent-style-name="Standard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3" style:family="paragraph" style:parent-style-name="Standard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P12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d2526" officeooo:paragraph-rsid="000d2526"/>
    </style:style>
    <style:style style:name="P14" style:family="paragraph" style:parent-style-name="Text_20_body">
      <style:paragraph-properties fo:margin-top="0in" fo:margin-bottom="0in" loext:contextual-spacing="false" fo:line-height="100%" fo:orphans="2" fo:widows="2" fo:padding="0in" fo:border="none"/>
    </style:style>
    <style:style style:name="P15" style:family="paragraph" style:parent-style-name="Text_20_body" style:list-style-name="L1">
      <style:paragraph-properties fo:margin-top="0in" fo:margin-bottom="0in" loext:contextual-spacing="false" fo:line-height="100%" fo:orphans="2" fo:widows="2" fo:padding="0in" fo:border="none"/>
    </style:style>
    <style:style style:name="P16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officeooo:rsid="000a10b6" officeooo:paragraph-rsid="000a10b6"/>
    </style:style>
    <style:style style:name="P17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a10b6" officeooo:paragraph-rsid="000a10b6"/>
    </style:style>
    <style:style style:name="P18" style:family="paragraph" style:parent-style-name="Text_20_body" style:list-style-name="L5">
      <style:paragraph-properties fo:margin-top="0in" fo:margin-bottom="0in" loext:contextual-spacing="false" fo:orphans="2" fo:widows="2" fo:padding="0in" fo:border="none"/>
    </style:style>
    <style:style style:name="P19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officeooo:rsid="000d2526" officeooo:paragraph-rsid="000d2526"/>
    </style:style>
    <style:style style:name="P20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T1" style:family="text">
      <style:text-properties style:text-line-through-style="none" style:text-line-through-type="none" fo:font-size="8.25pt" style:text-underline-style="none" style:text-blinking="false"/>
    </style:style>
    <style:style style:name="T2" style:family="text">
      <style:text-properties fo:color="#0b0080" style:text-line-through-style="none" style:text-line-through-type="none" style:font-name="sans-serif" fo:font-size="8.25pt" style:text-underline-style="none" style:text-blinking="false"/>
    </style:style>
    <style:style style:name="T3" style:family="text">
      <style:text-properties fo:color="#0b0080" style:text-line-through-style="none" style:text-line-through-type="none" style:text-underline-style="none" style:text-blinking="false"/>
    </style:style>
    <style:style style:name="T4" style:family="text">
      <style:text-properties fo:color="#0b0080" style:text-line-through-style="none" style:text-line-through-type="none" fo:font-size="8.25pt" style:text-underline-style="none" style:text-blinking="false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2" style:family="text">
      <style:text-properties officeooo:rsid="000ecde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CROSERVICES</text:p>
      <text:p text:style-name="P6"/>
      <text:p text:style-name="P6">INTRODUCTION:</text:p>
      <text:p text:style-name="P4">There is no single definition for microservices. A consensus view has evolved over time in the industry. Some of the defining characteristics that are frequently cited include:</text:p>
      <text:list xml:id="list1552941139" text:style-name="L1">
        <text:list-item>
          <text:p text:style-name="P8"><text:span text:style-name="T5">Services in a microservice architecture (MSA) are often </text:span><text:a xlink:type="simple" xlink:href="https://en.wikipedia.org/wiki/Process_(computing)" text:style-name="Internet_20_link" text:visited-style-name="Visited_20_Internet_20_Link"><text:span text:style-name="T8">processes</text:span></text:a><text:span text:style-name="T5"> that communicate over a </text:span><text:a xlink:type="simple" xlink:href="https://en.wikipedia.org/wiki/Computer_network" text:style-name="Internet_20_link" text:visited-style-name="Visited_20_Internet_20_Link"><text:span text:style-name="T8">network</text:span></text:a><text:span text:style-name="T5"> to fulfil a goal using technology-agnostic </text:span><text:a xlink:type="simple" xlink:href="https://en.wikipedia.org/wiki/Communications_protocol" text:style-name="Internet_20_link" text:visited-style-name="Visited_20_Internet_20_Link"><text:span text:style-name="T8">protocols</text:span></text:a><text:span text:style-name="T5"> such as HTTP.</text:span><text:bookmark text:name="cite_ref-martinfowler_2-0"/><text:a xlink:type="simple" xlink:href="https://en.wikipedia.org/wiki/Microservices#cite_note-martinfowler-2" text:style-name="Internet_20_link" text:visited-style-name="Visited_20_Internet_20_Link">[2]</text:a><text:bookmark text:name="cite_ref-3"/><text:a xlink:type="simple" xlink:href="https://en.wikipedia.org/wiki/Microservices#cite_note-3" text:style-name="Internet_20_link" text:visited-style-name="Visited_20_Internet_20_Link">[3]</text:a><text:bookmark text:name="cite_ref-4"/><text:a xlink:type="simple" xlink:href="https://en.wikipedia.org/wiki/Microservices#cite_note-4" text:style-name="Internet_20_link" text:visited-style-name="Visited_20_Internet_20_Link">[4]</text:a></text:p>
        </text:list-item>
        <text:list-item>
          <text:p text:style-name="P15"><text:span text:style-name="T5">Services in a microservice architecture are independently deployable.</text:span><text:bookmark text:name="cite_ref-NMMA16_5-0"/><text:a xlink:type="simple" xlink:href="https://en.wikipedia.org/wiki/Microservices#cite_note-NMMA16-5" text:style-name="Internet_20_link" text:visited-style-name="Visited_20_Internet_20_Link">[5]</text:a><text:bookmark text:name="cite_ref-Micro_Chen_6-0"/><text:a xlink:type="simple" xlink:href="https://en.wikipedia.org/wiki/Microservices#cite_note-Micro_Chen-6" text:style-name="Internet_20_link" text:visited-style-name="Visited_20_Internet_20_Link">[6]</text:a></text:p>
        </text:list-item>
        <text:list-item>
          <text:p text:style-name="P15"><text:span text:style-name="T5">Services are organized around business capabilities</text:span></text:p>
        </text:list-item>
      </text:list>
      <text:p text:style-name="P14"><text:span text:style-name="T5"/></text:p>
      <text:p text:style-name="P16"><text:span text:style-name="T5">BENEFITS:</text:span></text:p>
      <text:p text:style-name="P16"><text:span text:style-name="T5"/></text:p>
      <text:p text:style-name="P17">The benefit of decomposing an application into different smaller services are numerous:</text:p>
      <text:list xml:id="list1589729421" text:style-name="L2">
        <text:list-item>
          <text:p text:style-name="P9"><text:a xlink:type="simple" xlink:href="https://en.wikipedia.org/wiki/Modular_programming" text:style-name="Internet_20_link" text:visited-style-name="Visited_20_Internet_20_Link"><text:span text:style-name="T8">Modularity</text:span></text:a><text:span text:style-name="T5">: This makes the application easier to understand, develop, test, and become more resilient to architecture erosion.</text:span><text:bookmark text:name="cite_ref-Micro_Chen_6-2"/><text:a xlink:type="simple" xlink:href="https://en.wikipedia.org/wiki/Microservices#cite_note-Micro_Chen-6" text:style-name="Internet_20_link" text:visited-style-name="Visited_20_Internet_20_Link"><text:span text:style-name="T10">[6]</text:span></text:a><text:span text:style-name="T5"> This benefit is often argued in comparison to the complexity of monolithic architectures.</text:span><text:bookmark text:name="cite_ref-33"/><text:a xlink:type="simple" xlink:href="https://en.wikipedia.org/wiki/Microservices#cite_note-33" text:style-name="Internet_20_link" text:visited-style-name="Visited_20_Internet_20_Link"><text:span text:style-name="T10">[33]</text:span></text:a></text:p>
        </text:list-item>
      </text:list>
      <text:list xml:id="list4293886270" text:style-name="L3">
        <text:list-item>
          <text:p text:style-name="P10"><text:a xlink:type="simple" xlink:href="https://en.wikipedia.org/wiki/Scalability" text:style-name="Internet_20_link" text:visited-style-name="Visited_20_Internet_20_Link"><text:span text:style-name="T8">Scalability</text:span></text:a><text:span text:style-name="T5">: Since microservices are implemented and deployed independently of each other, i.e. they run within independent processes, they can be monitored and scaled independently.</text:span></text:p>
        </text:list-item>
        <text:list-item>
          <text:p text:style-name="P2"><text:a xlink:type="simple" xlink:href="https://en.wikipedia.org/wiki/System_integration" text:style-name="Internet_20_link" text:visited-style-name="Visited_20_Internet_20_Link"><text:span text:style-name="T9">ntegration</text:span></text:a><text:span text:style-name="T6"> </text:span><text:span text:style-name="T7">of heterogeneous and </text:span><text:a xlink:type="simple" xlink:href="https://en.wikipedia.org/wiki/Legacy_system" text:style-name="Internet_20_link" text:visited-style-name="Visited_20_Internet_20_Link"><text:span text:style-name="T9">legacy systems</text:span></text:a><text:span text:style-name="T7">: microservices is considered as a viable mean for modernizing existing monolithic software application.</text:span><text:bookmark text:name="cite_ref-35"/><text:a xlink:type="simple" xlink:href="https://en.wikipedia.org/wiki/Microservices#cite_note-35" text:style-name="Internet_20_link" text:visited-style-name="Visited_20_Internet_20_Link">[35]</text:a><text:bookmark text:name="cite_ref-36"/><text:a xlink:type="simple" xlink:href="https://en.wikipedia.org/wiki/Microservices#cite_note-36" text:style-name="Internet_20_link" text:visited-style-name="Visited_20_Internet_20_Link">[36]</text:a><text:span text:style-name="T6"> </text:span><text:span text:style-name="T7">There are experience reports of several companies who have successfully replaced (parts of) their existing software by microservices, or are in the process of doing so.</text:span><text:bookmark text:name="cite_ref-37"/><text:a xlink:type="simple" xlink:href="https://en.wikipedia.org/wiki/Microservices#cite_note-37" text:style-name="Internet_20_link" text:visited-style-name="Visited_20_Internet_20_Link"><text:span text:style-name="T10">[37]</text:span></text:a><text:span text:style-name="T6"> </text:span><text:span text:style-name="T7">The process for </text:span><text:a xlink:type="simple" xlink:href="https://en.wikipedia.org/wiki/Software_modernization" text:style-name="Internet_20_link" text:visited-style-name="Visited_20_Internet_20_Link"><text:span text:style-name="T9">Software modernization</text:span></text:a><text:span text:style-name="T6"> </text:span><text:span text:style-name="T7">of legacy applications is done using an incremental approach</text:span></text:p>
        </text:list-item>
      </text:list>
      <text:p text:style-name="P7"><text:span text:style-name="T10"/></text:p>
      <text:h text:style-name="P20" text:outline-level="2"><text:span text:style-name="T11">CRITICISM AND CONCERNS:</text:span></text:h>
      <text:p text:style-name="P11"><text:span text:style-name="T11"/></text:p>
      <text:p text:style-name="P13"><text:span text:style-name="T1">The microservices approach is subject to criticism for a number of issues:</text:span></text:p>
      <text:list xml:id="list2965386850" text:style-name="L4">
        <text:list-item>
          <text:p text:style-name="P12">Services form information barriers.</text:p>
        </text:list-item>
        <text:list-item>
          <text:p text:style-name="P12">Inter-service calls over a network have a higher cost in terms of network latency and message processing time than in-process <text:a xlink:type="simple" xlink:href="https://en.wikipedia.org/wiki/Function_call" text:style-name="Internet_20_link" text:visited-style-name="Visited_20_Internet_20_Link"><text:span text:style-name="T3">calls</text:span></text:a> within a <text:a xlink:type="simple" xlink:href="https://en.wikipedia.org/wiki/Monolithic_system" text:style-name="Internet_20_link" text:visited-style-name="Visited_20_Internet_20_Link"><text:span text:style-name="T3">monolithic</text:span></text:a> service process.</text:p>
        </text:list-item>
      </text:list>
      <text:list xml:id="list1016010638" text:style-name="L5">
        <text:list-item>
          <text:p text:style-name="P18"><text:a xlink:type="simple" xlink:href="https://en.wikipedia.org/wiki/Software_testing" text:style-name="Internet_20_link" text:visited-style-name="Visited_20_Internet_20_Link"><text:span text:style-name="T8">Testing</text:span></text:a><text:span text:style-name="T5"> and </text:span><text:a xlink:type="simple" xlink:href="https://en.wikipedia.org/wiki/Software_deployment" text:style-name="Internet_20_link" text:visited-style-name="Visited_20_Internet_20_Link"><text:span text:style-name="T8">deployment</text:span></text:a><text:span text:style-name="T5"> are more complicated</text:span></text:p>
        </text:list-item>
      </text:list>
      <text:list xml:id="list231050537497704" text:continue-list="list2965386850" text:style-name="L4">
        <text:list-item>
          <text:p text:style-name="P3">Moving responsibilities between services is more difficult.<text:bookmark text:name="cite_ref-Micro_Chen_6-3"/><text:a xlink:type="simple" xlink:href="https://en.wikipedia.org/wiki/Microservices#cite_note-Micro_Chen-6" text:style-name="Internet_20_link" text:visited-style-name="Visited_20_Internet_20_Link"><text:span text:style-name="T4">[6]</text:span></text:a> It may involve communication between different teams, rewriting the functionality in another language or fitting it into a different infrastructure.<text:bookmark text:name="cite_ref-martinfowler_2-3"/><text:a xlink:type="simple" xlink:href="https://en.wikipedia.org/wiki/Microservices#cite_note-martinfowler-2" text:style-name="Internet_20_link" text:visited-style-name="Visited_20_Internet_20_Link"><text:span text:style-name="T4">[2]</text:span></text:a> However, Microservices can be deployed independently from the rest of the application while teams working on monoliths need to synchronize to deploy togethe<text:span text:style-name="T12">r</text:span></text:p>
        </text:list-item>
        <text:list-item>
          <text:p text:style-name="P12">The very concept of microservice is misleading, since there are only services. There is no sound definition of when a service starts or stops being a microservice</text:p>
        </text:list-item>
      </text:list>
      <text:p text:style-name="P11"><text:span text:style-name="T11"/></text:p>
      <text:h text:style-name="P19" text:outline-level="2"><text:span text:style-name="T10"><text:s/>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41:51.138648680</meta:creation-date>
    <dc:date>2020-04-10T23:10:48.633168331</dc:date>
    <meta:editing-duration>PT28M5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32" meta:character-count="2322" meta:non-whitespace-character-count="2018"/>
  </office:meta>
</office:document-meta>
</file>